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Sans CJK JP Regular" svg:font-family="'Noto Sans CJK JP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1" svg:font-family="'Noto Sans CJK JP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안녕하세요, You Must Submit(YMS)를 개발한 6조 김희준, 정승화, 황선우 입니다.</text:p>
      <text:p text:style-name="Standard">You Must Submit... 뭘까요? 뭐같아요? (질문을 이용한 흥미유발)</text:p>
      <text:p text:style-name="Standard">궁금하시면 집중해서 발표를 들어주시면 감사하겠습니다.</text:p>
      <text:p text:style-name="Standard"/>
      <text:p text:style-name="Standard">2) 저희의 발표 순서는 다음과 같습니다.</text:p>
      <text:p text:style-name="Standard">먼저 YMS를 개발한 이유를 설명해 드리고, 프로젝트 YMS에 대해서 소개해 드리겠습니다. 다음으로 YMS프로젝트의 결과물인 프로그램을 직접 시연해 드리도록 하고, 마지막으로 소감 및 마무리를 하도록 하겠습니다.</text:p>
      <text:p text:style-name="Standard"/>
      <text:p text:style-name="Standard">3) 학교에서 메일로 과제를 제출할 때 보통 메일 제목을 '학번 이름' 하고 과제물을 첨부하여 제출하게 됩니다. 하지만 선생님의 메일함에는 저희의 과제물 뿐만 아니라 사적인 메일, 업무 관련 메일도 섞여 있습니다. 그래서 저희는 선생님의 고충을 덜어드리고자 메일 제목의 규칙을 이용하여 과제물을 쉽게 찾고 첨부파일을 다운로드 할 수 있도록 프로그램을 만들어 보았습니다.</text:p>
      <text:p text:style-name="Standard"/>
      <text:p text:style-name="Standard">4) You Must Submit; 넌 제출해야 한다! 에 대해서 소개해 드리도록 하겠습니다.</text:p>
      <text:p text:style-name="Standard">YMS는 네이버 메일을 크롤링 하여 제목이 '숫자 문자열'인 메일들을 크롤링 하는 프로그램입니다. 따라서 과제물을 제출할 때에는 꼭 '학번 이름'의 규칙을 지키셔야 합니다.</text:p>
      <text:p text:style-name="Standard">과제물 제출 기한이 되면 YMS가 설치된 폴더로 가셔서 프로그램을 실행 시킵니다.</text:p>
      <text:p text:style-name="Standard">YMS를 실행 시키면 GUI창이 뜨고 GUI창에는 login, show mails, download all 버튼이 있습니다. 먼저 login버튼을 눌러 네이버 아이디로 로그인 합니다. 로그인에 성공하면 show mails 버튼을 눌러 과제물들을 볼 수 있으며 각각의 과제물들을 클릭하면 다운로드 폴더에 첨부파일이 다운로드 됩니다. 또 메인 GUI에서 download all 버튼을 누르면 모든 과제물의 첨부파일을 다운로드 합니다.</text:p>
      <text:p text:style-name="Standard"/>
      <text:p text:style-name="Standard">5) 백문이 불여일견 이라는 말도 있듯이 설명만으로는 이해하기 힘들기 때문에 직접 시연을 해보도록 하겠습니다.</text:p>
      <text:p text:style-name="Standard">먼저 제 네이버 메일함을 보여드리겠습니다. 보시는 것과 같이 '학번 이름'으로 된 메일들과 사적인 메일들이 있습니다.</text:p>
      <text:p text:style-name="Standard">이제 YMS프로그램이 설치된 폴더로 가셔서 YMS를 실행 시킵니다.</text:p>
      <text:p text:style-name="Standard">GUI창이 뜨면 login 버튼을 눌러 네이버 아이디로 로그인 합니다.</text:p>
      <text:p text:style-name="Standard">로그인이 성공하면 show mails 버튼을 눌러 모든 과제물들을 확인 합니다.</text:p>
      <text:p text:style-name="Standard">각각의 과제물들을 클릭하여 다운로드 받으실 수도 있고 메인 GUI에서 download all 버튼을 눌러 일괄적으로 다운로드 하실 수도 있습니다.</text:p>
      <text:p text:style-name="Standard">다운로드가 끝나면 close 버튼을 눌러 종료합니다.</text:p>
      <text:p text:style-name="Standard"/>
      <text:p text:style-name="Standard">6) 다음으로 sonatacamp에서 느낀점과 아쉬웠던 점에 대해서 말씀드리도록 하겠습니다.</text:p>
      <text:p text:style-name="Standard"/>
      <text:p text:style-name="Standard"/>
      <text:p text:style-name="Standard">황선우: 어렸을 때 부터 저는 소프트웨어 개발에 상당히 관심이 많았습니다. 하지만 다른 사람들과 소프트웨어 개발을 할 기회는 흔치 않아서 팀원과 함께 개발하고 이 자리에 선 것이 매우 뿌듯하고 자랑스럽습니다. 아쉬웠던 점은 실질적인 개발 시간이 일주일 이어서 매우 빠듯했고 학생인지라 오로지 프로젝트에만 전념할 수 없어 구현하고 싶었던 기능을 다 못구현 한것이 아쉽습니다. 만일 추후 기회가 된다면 실제로 사용해도 손색이 없을만큼 퀄리티 있게 구현해보고 싶습니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Sans CJK JP Regular" svg:font-family="'Noto Sans CJK JP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1"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CJK JP Regular" fo:font-size="12pt" fo:language="en" fo:country="US" style:letter-kerning="true" style:font-name-asian="Noto Sans CJK JP Regular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ans CJK JP Regular" fo:font-size="12pt" fo:language="en" fo:country="US" style:letter-kerning="true" style:font-name-asian="Noto Sans CJK JP Regular1"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1" style:font-family-asian="'Noto Sans CJK JP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21:58:19.540869716</meta:creation-date>
    <meta:print-date>2018-07-20T21:58:51.489348451</meta:print-date>
    <dc:date>2018-07-20T22:00:06.690797198</dc:date>
    <meta:editing-duration>PT1M47S</meta:editing-duration>
    <meta:editing-cycles>1</meta:editing-cycles>
    <meta:document-statistic meta:table-count="0" meta:image-count="0" meta:object-count="0" meta:page-count="1" meta:paragraph-count="19" meta:word-count="1097" meta:character-count="1576" meta:non-whitespace-character-count="1243"/>
    <meta:generator>LibreOffice/6.0.3.2$Linux_X86_64 LibreOffice_project/00m0$Build-2</meta:generator>
  </office:meta>
</office:document-meta>
</file>